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paragraph-properties fo:margin-top="0in" fo:margin-bottom="0in" loext:contextual-spacing="false"/>
    </style:style>
    <style:style style:name="P22" style:family="paragraph" style:parent-style-name="Text_20_body" style:list-style-name="L1">
      <style:paragraph-properties fo:margin-top="0in" fo:margin-bottom="0in" loext:contextual-spacing="false"/>
    </style:style>
    <style:style style:name="P23" style:family="paragraph" style:parent-style-name="Text_20_body" style:list-style-name="L3">
      <style:paragraph-properties fo:margin-top="0in" fo:margin-bottom="0in" loext:contextual-spacing="false"/>
    </style:style>
    <style:style style:name="P24" style:family="paragraph" style:parent-style-name="Text_20_body" style:list-style-name="L5">
      <style:paragraph-properties fo:margin-top="0in" fo:margin-bottom="0in" loext:contextual-spacing="false"/>
    </style:style>
    <style:style style:name="P25" style:family="paragraph" style:parent-style-name="Text_20_body" style:list-style-name="L7">
      <style:paragraph-properties fo:margin-top="0in" fo:margin-bottom="0in" loext:contextual-spacing="false"/>
    </style:style>
    <style:style style:name="P26" style:family="paragraph" style:parent-style-name="Text_20_body" style:list-style-name="L9">
      <style:paragraph-properties fo:margin-top="0in" fo:margin-bottom="0in" loext:contextual-spacing="false"/>
    </style:style>
    <style:style style:name="P27" style:family="paragraph" style:parent-style-name="Text_20_body" style:list-style-name="L10">
      <style:paragraph-properties fo:margin-top="0in" fo:margin-bottom="0in" loext:contextual-spacing="false"/>
    </style:style>
    <style:style style:name="P28" style:family="paragraph" style:parent-style-name="Text_20_body" style:list-style-name="L11">
      <style:paragraph-properties fo:margin-top="0in" fo:margin-bottom="0in" loext:contextual-spacing="false"/>
    </style:style>
    <style:style style:name="P29" style:family="paragraph" style:parent-style-name="Text_20_body" style:list-style-name="L14">
      <style:paragraph-properties fo:margin-top="0in" fo:margin-bottom="0in" loext:contextual-spacing="false"/>
    </style:style>
    <style:style style:name="P30" style:family="paragraph" style:parent-style-name="Text_20_body" style:list-style-name="L15">
      <style:paragraph-properties fo:margin-top="0in" fo:margin-bottom="0in" loext:contextual-spacing="false"/>
    </style:style>
    <style:style style:name="P31" style:family="paragraph" style:parent-style-name="Text_20_body" style:list-style-name="L17">
      <style:paragraph-properties fo:margin-top="0in" fo:margin-bottom="0in" loext:contextual-spacing="false"/>
    </style:style>
    <style:style style:name="P32" style:family="paragraph" style:parent-style-name="Text_20_body" style:list-style-name="L18">
      <style:paragraph-properties fo:margin-top="0in" fo:margin-bottom="0in" loext:contextual-spacing="false"/>
    </style:style>
    <style:style style:name="P33" style:family="paragraph" style:parent-style-name="Text_20_body" style:list-style-name="L20">
      <style:paragraph-properties fo:margin-top="0in" fo:margin-bottom="0in" loext:contextual-spacing="false"/>
    </style:style>
    <style:style style:name="P34"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nce you have alerts firing in Prometheus, you can use Alertmanager to manage your alerts effectively. In this lesson, we will discuss and demonstrate some useful features of Alertmanager that can make your alerts more effective.</text:p>
      <text:h text:style-name="Heading_20_3" text:outline-level="3"><text:bookmark text:name="relevant-documentation"/>Relevant Documentation</text:h>
      <text:list xml:id="list2287644577" text:style-name="L20">
        <text:list-item>
          <text:p text:style-name="P33"><text:a xlink:type="simple" xlink:href="https://prometheus.io/docs/alerting/alertmanager/" text:style-name="Internet_20_link" text:visited-style-name="Visited_20_Internet_20_Link">Alertmanager</text:a></text:p>
        </text:list-item>
        <text:list-item>
          <text:p text:style-name="P20"><text:a xlink:type="simple" xlink:href="https://prometheus.io/docs/alerting/configuration/" text:style-name="Internet_20_link" text:visited-style-name="Visited_20_Internet_20_Link">Alertmanager Configuration</text:a></text:p>
        </text:list-item>
      </text:list>
      <text:h text:style-name="Heading_20_3" text:outline-level="3"><text:bookmark text:name="lesson-reference"/>Lesson Reference</text:h>
      <text:h text:style-name="Heading_20_4" text:outline-level="4"><text:bookmark text:name="set-up-test-alerts"/>Set Up Test Alerts</text:h>
      <text:p text:style-name="Text_20_body">Log in to your Prometheus server.</text:p>
      <text:p text:style-name="Text_20_body">Create an alerting rules file with some test alerts:</text:p>
      <text:p text:style-name="P34"><text:span text:style-name="Source_20_Text">sudo vi /etc/prometheus/rules/test-alerts.yml</text:span></text:p>
      <text:p text:style-name="Preformatted_20_Text"><text:span text:style-name="Source_20_Text">groups:</text:span></text:p>
      <text:p text:style-name="Preformatted_20_Text"><text:span text:style-name="Source_20_Text">- name: test-alerts</text:span></text:p>
      <text:p text:style-name="Preformatted_20_Text"><text:span text:style-name="Source_20_Text"><text:s text:c="2"/>rules:</text:span></text:p>
      <text:p text:style-name="Preformatted_20_Text"><text:span text:style-name="Source_20_Text"><text:s text:c="2"/>- alert: Server1Down</text:span></text:p>
      <text:p text:style-name="Preformatted_20_Text"><text:span text:style-name="Source_20_Text"><text:s text:c="4"/>expr: 1</text:span></text:p>
      <text:p text:style-name="Preformatted_20_Text"><text:span text:style-name="Source_20_Text"><text:s text:c="4"/>labels:</text:span></text:p>
      <text:p text:style-name="Preformatted_20_Text"><text:span text:style-name="Source_20_Text"><text:s text:c="6"/>severity: critical</text:span></text:p>
      <text:p text:style-name="Preformatted_20_Text"><text:span text:style-name="Source_20_Text"><text:s text:c="6"/>service: linuxserver</text:span></text:p>
      <text:p text:style-name="Preformatted_20_Text"><text:span text:style-name="Source_20_Text"><text:s text:c="4"/>annotations:</text:span></text:p>
      <text:p text:style-name="Preformatted_20_Text"><text:span text:style-name="Source_20_Text"><text:s text:c="6"/>summary: Server 1 Down</text:span></text:p>
      <text:p text:style-name="Preformatted_20_Text"><text:span text:style-name="Source_20_Text"><text:s text:c="2"/>- alert: Server2Down</text:span></text:p>
      <text:p text:style-name="Preformatted_20_Text"><text:span text:style-name="Source_20_Text"><text:s text:c="4"/>expr: 1</text:span></text:p>
      <text:p text:style-name="Preformatted_20_Text"><text:span text:style-name="Source_20_Text"><text:s text:c="4"/>labels:</text:span></text:p>
      <text:p text:style-name="Preformatted_20_Text"><text:span text:style-name="Source_20_Text"><text:s text:c="6"/>severity: critical</text:span></text:p>
      <text:p text:style-name="Preformatted_20_Text"><text:span text:style-name="Source_20_Text"><text:s text:c="6"/>service: linuxserver</text:span></text:p>
      <text:p text:style-name="Preformatted_20_Text"><text:span text:style-name="Source_20_Text"><text:s text:c="4"/>annotations:</text:span></text:p>
      <text:p text:style-name="Preformatted_20_Text"><text:span text:style-name="Source_20_Text"><text:s text:c="6"/>summary: Server 2 Down</text:span></text:p>
      <text:p text:style-name="Preformatted_20_Text"><text:span text:style-name="Source_20_Text"><text:s text:c="2"/>- alert: DownstreamServiceDown</text:span></text:p>
      <text:p text:style-name="Preformatted_20_Text"><text:span text:style-name="Source_20_Text"><text:s text:c="4"/>expr: 1</text:span></text:p>
      <text:p text:style-name="Preformatted_20_Text"><text:span text:style-name="Source_20_Text"><text:s text:c="4"/>labels:</text:span></text:p>
      <text:p text:style-name="Preformatted_20_Text"><text:span text:style-name="Source_20_Text"><text:s text:c="6"/>severity: critical</text:span></text:p>
      <text:p text:style-name="Preformatted_20_Text"><text:span text:style-name="Source_20_Text"><text:s text:c="4"/>annotations:</text:span></text:p>
      <text:p text:style-name="P34"><text:span text:style-name="Source_20_Text"><text:s text:c="6"/>summary: A downstream service is broken.</text:span></text:p>
      <text:p text:style-name="Text_20_body">Restart Prometheus to load the new alerting rules:</text:p>
      <text:p text:style-name="P34"><text:span text:style-name="Source_20_Text">sudo systemctl restart prometheus</text:span></text:p>
      <text:p text:style-name="Text_20_body">If you access Alertmanager in a browser at <text:span text:style-name="Source_20_Text">http://&lt;PROMETHEUS_SERVER_PUBLIC_IP&gt;:9093</text:span>, you should see these three alerts active.</text:p>
      <text:h text:style-name="Heading_20_4" text:outline-level="4"><text:bookmark text:name="set-up-routing-to-group-similar-alerts"/>Set Up Routing to Group Similar Alerts</text:h>
      <text:p text:style-name="Text_20_body">Edit your Alertmanager config:</text:p>
      <text:p text:style-name="P34"><text:span text:style-name="Source_20_Text">sudo vi /etc/alertmanager/alertmanager.yml</text:span></text:p>
      <text:p text:style-name="Text_20_body">Add a new routing node to group the <text:span text:style-name="Source_20_Text">Server.*Down</text:span> alerts:</text:p>
      <text:p text:style-name="Preformatted_20_Text"><text:soft-page-break/><text:span text:style-name="Source_20_Text">route:</text:span></text:p>
      <text:p text:style-name="Preformatted_20_Text"/>
      <text:p text:style-name="Preformatted_20_Text"><text:span text:style-name="Source_20_Text"><text:s text:c="2"/>...</text:span></text:p>
      <text:p text:style-name="Preformatted_20_Text"/>
      <text:p text:style-name="Preformatted_20_Text"><text:span text:style-name="Source_20_Text"><text:s text:c="2"/>routes:</text:span></text:p>
      <text:p text:style-name="Preformatted_20_Text"><text:span text:style-name="Source_20_Text"><text:s text:c="2"/>- receiver: 'web.hook'</text:span></text:p>
      <text:p text:style-name="Preformatted_20_Text"><text:span text:style-name="Source_20_Text"><text:s text:c="4"/>group_by: ['service']</text:span></text:p>
      <text:p text:style-name="Preformatted_20_Text"><text:span text:style-name="Source_20_Text"><text:s text:c="4"/>match_re:</text:span></text:p>
      <text:p text:style-name="P34"><text:span text:style-name="Source_20_Text"><text:s text:c="6"/>alertname: 'Server.*Down'</text:span></text:p>
      <text:p text:style-name="Text_20_body">Load the new configuration:</text:p>
      <text:p text:style-name="P34"><text:span text:style-name="Source_20_Text">sudo killall -HUP alertmanager</text:span></text:p>
      <text:p text:style-name="Text_20_body">Refresh Alertmanager in your browser. The two <text:span text:style-name="Source_20_Text">Server.*Down</text:span> should be combined into one group.</text:p>
      <text:h text:style-name="Heading_20_4" text:outline-level="4"><text:bookmark text:name="set-up-an-inhibition-to-suppress-the-downstreamservicedown-alert"/>Set Up an Inhibition to Suppress the <text:span text:style-name="Source_20_Text">DownstreamServiceDown</text:span> Alert</text:h>
      <text:p text:style-name="Text_20_body">Edit your Alertmanager config:</text:p>
      <text:p text:style-name="P34"><text:span text:style-name="Source_20_Text">sudo vi /etc/alertmanager/alertmanager.yml</text:span></text:p>
      <text:p text:style-name="Text_20_body">Add an inhibit rule to suppress the <text:span text:style-name="Source_20_Text">DownstreamServiceDown</text:span> alert when either of the <text:span text:style-name="Source_20_Text">Server.*Down</text:span> alerts are active:</text:p>
      <text:p text:style-name="Preformatted_20_Text"><text:span text:style-name="Source_20_Text">inhibit_rules:</text:span></text:p>
      <text:p text:style-name="Preformatted_20_Text"/>
      <text:p text:style-name="Preformatted_20_Text"><text:span text:style-name="Source_20_Text"><text:s text:c="2"/>...</text:span></text:p>
      <text:p text:style-name="Preformatted_20_Text"/>
      <text:p text:style-name="Preformatted_20_Text"><text:span text:style-name="Source_20_Text"><text:s text:c="2"/>- source_match_re:</text:span></text:p>
      <text:p text:style-name="Preformatted_20_Text"><text:span text:style-name="Source_20_Text"><text:s text:c="6"/>alertname: 'Server.*Down'</text:span></text:p>
      <text:p text:style-name="Preformatted_20_Text"><text:span text:style-name="Source_20_Text"><text:s text:c="4"/>target_match:</text:span></text:p>
      <text:p text:style-name="P34"><text:span text:style-name="Source_20_Text"><text:s text:c="6"/>alertname: 'DownstreamServiceDown'</text:span></text:p>
      <text:p text:style-name="Text_20_body">Load the new configuration:</text:p>
      <text:p text:style-name="P34"><text:span text:style-name="Source_20_Text">sudo killall -HUP alertmanager</text:span></text:p>
      <text:p text:style-name="Text_20_body">Refresh Alertmanager in your browser. The <text:span text:style-name="Source_20_Text">DownstreamServiceDown</text:span> alert should no longer appear. You can click the <text:span text:style-name="Strong_20_Emphasis">Inhibited</text:span> box to make it visible again.</text:p>
      <text:h text:style-name="Heading_20_4" text:outline-level="4"><text:bookmark text:name="temporarily-silence-an-alert"/>Temporarily Silence an Alert</text:h>
      <text:p text:style-name="Text_20_body">Access Alertmanager in a web browser at <text:span text:style-name="Source_20_Text">http://&lt;PROMETHEUS_SERVER_PUBLIC_IP&gt;:9093</text:span>.</text:p>
      <text:p text:style-name="Text_20_body">Expand the <text:span text:style-name="Source_20_Text">service="linuxserver"</text:span> group.</text:p>
      <text:p text:style-name="Text_20_body">Locate the alert with <text:span text:style-name="Source_20_Text">alertname="Server1Down"</text:span>, and click the <text:span text:style-name="Strong_20_Emphasis">Silence</text:span> button for that alert.</text:p>
      <text:p text:style-name="Text_20_body">Fill out the <text:span text:style-name="Emphasis">Creator</text:span> and <text:span text:style-name="Emphasis">Comment</text:span> fields, and then click <text:span text:style-name="Strong_20_Emphasis">Create</text:span>.</text:p>
      <text:p text:style-name="Text_20_body">If you return to the main Alertmanager page, the <text:span text:style-name="Source_20_Text">Server1Down</text:span> alert should no longer appea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7:12:07.750796348</meta:creation-date>
    <dc:date>2020-11-18T07:47:05.062532654</dc:date>
    <meta:editing-duration>P1DT34M51S</meta:editing-duration>
    <meta:editing-cycles>17</meta:editing-cycles>
    <meta:generator>LibreOffice/6.0.7.3$Linux_X86_64 LibreOffice_project/00m0$Build-3</meta:generator>
    <meta:document-statistic meta:table-count="0" meta:image-count="0" meta:object-count="0" meta:page-count="2" meta:paragraph-count="68" meta:word-count="330" meta:character-count="2524" meta:non-whitespace-character-count="2132"/>
  </office:meta>
</office:document-meta>
</file>